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sb_release -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2T22:21:32.248556707</meta:creation-date>
    <meta:generator>LibreOffice/6.0.7.3$Linux_x86 LibreOffice_project/00m0$Build-3</meta:generator>
    <dc:date>2021-12-12T22:41:10.306534748</dc:date>
    <meta:editing-duration>PT8M50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3"/>
  </office:meta>
</office:document-meta>
</file>